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20.955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20.955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46cm" svg:height="1.27cm" svg:x="3.413cm" svg:y="8.08cm">
          <text:p text:style-name="P2"><text:span text:style-name="T1">Load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id="id2" draw:layer="layout" svg:width="5.846cm" svg:height="1.27cm" svg:x="3.413cm" svg:y="10.3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5" draw:id="id4" draw:layer="layout" svg:width="6.032cm" svg:height="3.175cm" svg:x="12.318cm" svg:y="11.76cm">
          <text:p text:style-name="P4"><text:span text:style-name="T2">Load global</text:span></text:p>
          <text:p text:style-name="P4"><text:span text:style-name="T2">plugin settings from ini</text:span></text:p>
          <text:p text:style-name="P4"><text:span text:style-name="T3"/></text:p>
          <text:p text:style-name="P4"><text:span text:style-name="T4">INIInterface::</text:span></text:p>
          <text:p text:style-name="P4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6" draw:layer="layout" svg:width="6.015cm" svg:height="2.967cm" svg:x="12.296cm" svg:y="18.149cm">
          <text:p text:style-name="P4"><text:span text:style-name="T2">Load plugin</text:span></text:p>
          <text:p text:style-name="P4"><text:span text:style-name="T2">per object settings</text:span></text:p>
          <text:p text:style-name="P4"><text:span text:style-name="T3"/></text:p>
          <text:p text:style-name="P4"><text:span text:style-name="T3">INIInterface::</text:span></text:p>
          <text:p text:style-name="P4"><text:span text:style-name="T3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5.846cm" svg:height="2.54cm" svg:x="3.442cm" svg:y="15.091cm">
          <text:p text:style-name="P2"><text:span text:style-name="T1">Load open object</text:span></text:p>
          <text:p text:style-name="P2"><text:span text:style-name="T1">info into core from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9.35cm" svg:x2="6.336cm" svg:y2="10.385cm" draw:start-shape="id1" draw:start-glue-point="2" draw:end-shape="id2" draw:end-glue-point="0" svg:d="m6336 9350v1035">
          <text:p/>
        </draw:connector>
        <draw:connector draw:style-name="gr4" draw:text-style-name="P1" draw:layer="layout" svg:x1="9.288cm" svg:y1="13.365cm" svg:x2="12.318cm" svg:y2="13.347cm" draw:start-shape="id3" draw:end-shape="id4" draw:end-glue-point="3" svg:d="m9288 13365h1516v-18h1514">
          <text:p/>
        </draw:connector>
        <draw:frame draw:style-name="gr5" draw:text-style-name="P6" draw:layer="layout" svg:width="5.08cm" svg:height="0.962cm" svg:x="8.255cm" svg:y="2.14cm">
          <draw:text-box>
            <text:p text:style-name="P6"><text:span text:style-name="T5">Load settings:</text:span></text:p>
          </draw:text-box>
        </draw:frame>
        <draw:custom-shape draw:style-name="gr6" draw:text-style-name="P3" draw:id="id5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5" draw:end-shape="id5" svg:d="m9288 19640">
          <text:p/>
        </draw:connector>
        <draw:connector draw:style-name="gr4" draw:text-style-name="P1" draw:layer="layout" svg:x1="9.288cm" svg:y1="19.64cm" svg:x2="12.296cm" svg:y2="19.632cm" draw:start-shape="id5" draw:end-shape="id6" draw:end-glue-point="3" svg:d="m9288 19640h1504v-8h1504">
          <text:p/>
        </draw:connector>
        <draw:frame draw:style-name="gr5" draw:text-style-name="P6" draw:layer="layout" svg:width="3.81cm" svg:height="0.962cm" svg:x="4.37cm" svg:y="4.745cm">
          <draw:text-box>
            <text:p text:style-name="P6"><text:span text:style-name="T5">Core</text:span></text:p>
          </draw:text-box>
        </draw:frame>
        <draw:frame draw:style-name="gr5" draw:text-style-name="P6" draw:layer="layout" svg:width="3.81cm" svg:height="0.962cm" svg:x="13.44cm" svg:y="4.71cm">
          <draw:text-box>
            <text:p text:style-name="P6"><text:span text:style-name="T5">Plugins</text:span></text:p>
          </draw:text-box>
        </draw:frame>
        <draw:custom-shape draw:style-name="gr6" draw:text-style-name="P3" draw:id="id3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2" draw:start-glue-point="2" draw:end-shape="id3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3" draw:start-glue-point="2" draw:end-shape="id7" svg:d="m6365 14000v1091">
          <text:p/>
        </draw:connector>
        <draw:connector draw:style-name="gr4" draw:text-style-name="P1" draw:layer="layout" svg:x1="6.364cm" svg:y1="17.631cm" svg:x2="6.365cm" svg:y2="19.005cm" draw:start-shape="id7" draw:start-glue-point="6" draw:end-shape="id5" draw:end-glue-point="0" svg:d="m6364 17631v688h1v686">
          <text:p/>
        </draw:connector>
        <draw:custom-shape draw:style-name="gr6" draw:text-style-name="P3" draw:id="id8" draw:layer="layout" svg:width="5.846cm" svg:height="1.27cm" svg:x="3.44cm" svg:y="22.694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1" draw:layer="layout" svg:x1="6.365cm" svg:y1="20.275cm" svg:x2="6.363cm" svg:y2="22.694cm" draw:start-shape="id5" draw:start-glue-point="2" draw:end-shape="id8" draw:end-glue-point="0" svg:d="m6365 20275v1210h-2v1209">
          <text:p/>
        </draw:connector>
        <draw:custom-shape draw:style-name="gr3" draw:text-style-name="P5" draw:id="id9" draw:layer="layout" svg:width="6.015cm" svg:height="2.967cm" svg:x="12.297cm" svg:y="21.85cm">
          <text:p text:style-name="P4"><text:span text:style-name="T2">Load global</text:span></text:p>
          <text:p text:style-name="P4"><text:span text:style-name="T2">plugin settings from ini</text:span></text:p>
          <text:p text:style-name="P4"><text:span text:style-name="T3"/></text:p>
          <text:p text:style-name="P4"><text:span text:style-name="T3">INIInterface::</text:span></text:p>
          <text:p text:style-name="P4"><text:span text:style-name="T3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.286cm" svg:y1="23.329cm" svg:x2="12.297cm" svg:y2="23.333cm" draw:start-shape="id8" draw:start-glue-point="1" draw:end-shape="id9" svg:d="m9286 23329h1506v4h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3T14:51:20</dc:date>
    <meta:editing-cycles>3</meta:editing-cycles>
    <meta:editing-duration>PT14M21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